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lay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verlay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verlay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verlay.Overlay( Factory factory , String name , int width , int height , int rotation , int widthResolution , int height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